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b853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b853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b853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b853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b853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b853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b853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b853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b853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b853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b853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b853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b853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b853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b853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b853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b853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Samuel Lorenzo Urbaneja Góm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5/10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262690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William José Gómez Betancourt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835370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07.05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76" meta:non-whitespace-character-count="1008"/>
    <meta:template xlink:type="simple" xlink:actuate="onRequest" xlink:title="Normal" xlink:href=""/>
  </office:meta>
</office:document-meta>
</file>